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2847in" table:align="left"/>
    </style:style>
    <style:style style:name="Table1.A" style:family="table-column">
      <style:table-column-properties style:column-width="2.2847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1181in" table:align="left"/>
    </style:style>
    <style:style style:name="Table2.A" style:family="table-column">
      <style:table-column-properties style:column-width="0.1181in"/>
    </style:style>
    <style:style style:name="Table2.A1" style:family="table-cell">
      <style:table-cell-properties style:vertical-align="middle"/>
    </style:style>
    <style:style style:name="P1" style:family="paragraph" style:parent-style-name="Preformatted_20_Text">
      <style:text-properties fo:font-variant="normal" fo:text-transform="none" fo:color="#000000" fo:letter-spacing="normal" officeooo:rsid="000fda5c" officeooo:paragraph-rsid="000fda5c" loext:padding="0in" loext:border="none"/>
    </style:style>
    <style:style style:name="P2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officeooo:rsid="000fda5c" officeooo:paragraph-rsid="000fda5c"/>
    </style:style>
    <style:style style:name="P3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officeooo:rsid="001398dd" officeooo:paragraph-rsid="001398dd"/>
    </style:style>
    <style:style style:name="P4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officeooo:rsid="00173afa" officeooo:paragraph-rsid="00173afa" style:font-weight-asian="normal" style:font-weight-complex="normal"/>
    </style:style>
    <style:style style:name="P5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officeooo:paragraph-rsid="00166009" loext:padding="0in" loext:border="none"/>
    </style:style>
    <style:style style:name="P6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officeooo:paragraph-rsid="001398dd" loext:padding="0in" loext:border="none"/>
    </style:style>
    <style:style style:name="P7" style:family="paragraph" style:parent-style-name="Preformatted_20_Text">
      <style:text-properties fo:font-variant="normal" fo:text-transform="none" fo:color="#000000" style:font-name="Ubuntu Mono" fo:font-size="12pt" fo:letter-spacing="normal" fo:font-style="normal" fo:font-weight="normal" officeooo:paragraph-rsid="001398dd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12pt" fo:letter-spacing="normal" fo:font-style="normal" fo:font-weight="normal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12pt" fo:letter-spacing="normal" fo:font-style="normal" fo:font-weight="normal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25%" fo:text-align="start" style:justify-single-word="false" fo:text-indent="0in" style:auto-text-indent="false" fo:padding="0in" fo:border="none"/>
      <style:text-properties fo:color="#000000" style:font-name="Ubuntu Mono" fo:font-size="12pt" loext:padding="0in" loext:border="none"/>
    </style:style>
    <style:style style:name="P12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2pt" fo:letter-spacing="normal" fo:font-style="normal" fo:font-weight="normal" loext:padding="0in" loext:border="none"/>
    </style:style>
    <style:style style:name="P1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12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line-height="125%" fo:text-align="start" style:justify-single-word="false" fo:padding="0in" fo:border="none"/>
      <style:text-properties fo:color="#000000"/>
    </style:style>
    <style:style style:name="P1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color="#000000"/>
    </style:style>
    <style:style style:name="P17" style:family="paragraph" style:parent-style-name="Preformatted_20_Text">
      <style:paragraph-properties fo:margin-top="0in" fo:margin-bottom="0in" loext:contextual-spacing="false" fo:line-height="125%" fo:text-align="start" style:justify-single-word="false" fo:padding="0in" fo:border="none"/>
      <style:text-properties fo:color="#000000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line-height="125%" fo:text-align="start" style:justify-single-word="false" fo:padding="0in" fo:border="none"/>
      <style:text-properties fo:color="#000000" style:font-name="Ubuntu Mono" fo:font-size="12pt" loext:padding="0in" loext:border="none"/>
    </style:style>
    <style:style style:name="P19" style:family="paragraph" style:parent-style-name="Table_20_Contents">
      <style:text-properties fo:color="#000000"/>
    </style:style>
    <style:style style:name="P20" style:family="paragraph" style:parent-style-name="Table_20_Contents">
      <style:paragraph-properties fo:line-height="125%" fo:text-align="start" style:justify-single-word="false"/>
      <style:text-properties fo:color="#000000" style:font-name="Ubuntu Mono" fo:font-size="12pt"/>
    </style:style>
    <style:style style:name="P21" style:family="paragraph" style:parent-style-name="Table_20_Contents">
      <style:text-properties fo:color="#000000" fo:font-size="2pt" style:font-size-asian="2pt" style:font-size-complex="2pt"/>
    </style:style>
    <style:style style:name="P22" style:family="paragraph" style:parent-style-name="Standard">
      <style:text-properties fo:color="#000000"/>
    </style:style>
    <style:style style:name="P23" style:family="paragraph" style:parent-style-name="Standard">
      <style:text-properties fo:color="#000000" officeooo:rsid="000fda5c" officeooo:paragraph-rsid="000fda5c"/>
    </style:style>
    <style:style style:name="P24" style:family="paragraph" style:parent-style-name="Standard">
      <style:text-properties fo:color="#000000" officeooo:rsid="0010719c" officeooo:paragraph-rsid="0010719c"/>
    </style:style>
    <style:style style:name="P25" style:family="paragraph" style:parent-style-name="Standard">
      <style:text-properties fo:color="#000000" officeooo:rsid="001257e6" officeooo:paragraph-rsid="001257e6"/>
    </style:style>
    <style:style style:name="P26" style:family="paragraph" style:parent-style-name="Standard">
      <style:text-properties fo:color="#000000" officeooo:rsid="001398dd" officeooo:paragraph-rsid="001398dd"/>
    </style:style>
    <style:style style:name="P27" style:family="paragraph" style:parent-style-name="Standard">
      <style:text-properties fo:color="#000000" fo:font-weight="bold" officeooo:rsid="001398dd" officeooo:paragraph-rsid="001398dd" style:font-weight-asian="bold" style:font-weight-complex="bold"/>
    </style:style>
    <style:style style:name="P28" style:family="paragraph" style:parent-style-name="Standard">
      <style:text-properties fo:color="#000000" fo:font-weight="bold" officeooo:rsid="00166009" officeooo:paragraph-rsid="00166009" style:font-weight-asian="bold" style:font-weight-complex="bold"/>
    </style:style>
    <style:style style:name="P29" style:family="paragraph" style:parent-style-name="Standard">
      <style:text-properties fo:color="#000000" fo:font-weight="bold" officeooo:rsid="00173afa" officeooo:paragraph-rsid="00173afa" style:font-weight-asian="bold" style:font-weight-complex="bold"/>
    </style:style>
    <style:style style:name="P30" style:family="paragraph" style:parent-style-name="Standard">
      <style:text-properties fo:color="#000000" officeooo:rsid="00166009" officeooo:paragraph-rsid="00166009"/>
    </style:style>
    <style:style style:name="P31" style:family="paragraph" style:parent-style-name="Standard">
      <style:text-properties fo:color="#000000" officeooo:rsid="00173afa" officeooo:paragraph-rsid="00173afa"/>
    </style:style>
    <style:style style:name="P32" style:family="paragraph" style:parent-style-name="Standard">
      <style:text-properties fo:color="#000000" fo:font-weight="normal" officeooo:rsid="00173afa" officeooo:paragraph-rsid="00173afa" style:font-weight-asian="normal" style:font-weight-complex="normal"/>
    </style:style>
    <style:style style:name="T1" style:family="text">
      <style:text-properties style:font-name="Ubuntu Mono" fo:font-size="12pt"/>
    </style:style>
    <style:style style:name="T2" style:family="text">
      <style:text-properties style:font-name="Ubuntu Mono" fo:font-size="12pt" fo:font-style="normal" fo:font-weight="normal"/>
    </style:style>
    <style:style style:name="T3" style:family="text">
      <style:text-properties style:font-name="Ubuntu Mono" fo:font-size="12pt" fo:font-style="normal" fo:font-weight="normal" loext:padding="0in" loext:border="none"/>
    </style:style>
    <style:style style:name="T4" style:family="text">
      <style:text-properties fo:color="#ff9d00"/>
    </style:style>
    <style:style style:name="T5" style:family="text">
      <style:text-properties fo:color="#ff9d00" style:font-name="Ubuntu Mono" fo:font-size="12pt" fo:font-style="normal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1. Model leaf_area using other variables (but NOT length)...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bookmark text:name="rstudio_console_output"/>ranger variable importance</text:p>
            <text:p text:style-name="P15"/>
            <text:p text:style-name="P17"><text:s text:c="20"/><text:span text:style-name="T1">Overall</text:span></text:p>
            <text:p text:style-name="P18">leaf_width_cm <text:s text:c="6"/>100.000</text:p>
            <text:p text:style-name="P18">leaf_order_reverse <text:s text:c="2"/>42.665</text:p>
            <text:p text:style-name="P18">leaf_order <text:s text:c="10"/>17.673</text:p>
            <text:p text:style-name="P18">days_since_planting <text:s text:c="2"/>5.391</text:p>
            <text:p text:style-name="P18">mean_width_cm <text:s text:c="8"/>2.544</text:p>
            <text:p text:style-name="P18">irrig_cummean <text:s text:c="8"/>0.000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0">&gt; 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1.A1" office:value-type="string">
            <text:p text:style-name="P21"/>
          </table:table-cell>
        </table:table-row>
      </table:table>
      <text:p text:style-name="P8"><text:bookmark text:name="rstudio_console_output1"/>randomForest_pl_2$bestTune</text:p>
      <text:p text:style-name="P10"><text:s text:c="2"/><text:span text:style-name="T2">mtry <text:s/>splitrule min.node.size</text:span></text:p>
      <text:p text:style-name="P12">5 <text:s text:c="3"/>3 extratrees <text:s text:c="12"/>1</text:p>
      <text:p text:style-name="P22"/>
      <text:p text:style-name="P23">NOTE: The best tun had best RMSE and R2</text:p>
      <text:p text:style-name="P9"><text:bookmark text:name="rstudio_console_output2"/>mtry <text:s/>splitrule min.node.size <text:s text:c="4"/>RMSE <text:s/>Rsquared <text:s text:c="5"/>MAE <text:s text:c="2"/>RMSESD</text:p>
      <text:p text:style-name="P12">5 <text:s text:c="3"/>3 extratrees <text:s text:c="12"/>1 63.50739 0.9182252 45.19954 14.22087</text:p>
      <text:p text:style-name="P14"><text:s text:c="2"/><text:span text:style-name="T2">RsquaredSD <text:s text:c="2"/>MAESD</text:span></text:p>
      <text:p text:style-name="P12">5 0.03281455 9.15122</text:p>
      <text:p text:style-name="P22"/>
      <text:p text:style-name="P22"/>
      <text:p text:style-name="P23"/>
      <text:p text:style-name="P1"><text:bookmark text:name="rstudio_console_output3"/><text:s/><text:span text:style-name="T2">mtry <text:s/>splitrule min.node.size <text:s text:c="4"/>RMSE <text:s/>Rsquared <text:s text:c="5"/>MAE <text:s text:c="2"/>RMSESD</text:span></text:p>
      <text:p text:style-name="P12">30 <text:s text:c="3"/>3 extratrees <text:s text:c="12"/>2 63.21112 0.9179782 45.99804 16.92458</text:p>
      <text:p text:style-name="P14"><text:s text:c="3"/><text:span text:style-name="T2">RsquaredSD <text:s text:c="3"/>MAESD</text:span></text:p>
      <text:p text:style-name="P12">30 0.05000284 10.20237</text:p>
      <text:p text:style-name="P23"/>
      <text:p text:style-name="P23"/>
      <text:p text:style-name="P2"><text:bookmark text:name="rstudio_console_output4"/>varImp(randomForest_pl_2)</text:p>
      <text:p text:style-name="P9">ranger variable importance</text:p>
      <text:p text:style-name="P16"/>
      <text:p text:style-name="P14"><text:s text:c="20"/><text:span text:style-name="T2">Overall</text:span></text:p>
      <text:p text:style-name="P12">leaf_width_cm <text:s text:c="6"/>100.000</text:p>
      <text:p text:style-name="P12">leaf_order_reverse <text:s text:c="2"/>42.175</text:p>
      <text:p text:style-name="P12">leaf_order <text:s text:c="10"/>18.034</text:p>
      <text:p text:style-name="P12">days_since_planting <text:s text:c="2"/>6.121</text:p>
      <text:p text:style-name="P12">mean_width_cm <text:s text:c="8"/>3.740</text:p>
      <text:p text:style-name="P12">irrig_cummean <text:s text:c="8"/>0.000</text:p>
      <text:p text:style-name="P23"/>
      <text:p text:style-name="P24">&gt;&gt; using only 4 variables.</text:p>
      <text:p text:style-name="P24"/>
      <text:p text:style-name="P2"><text:bookmark text:name="rstudio_console_output5"/>&gt; varImp(randomForest_pl_2)</text:p>
      <text:p text:style-name="P9">ranger variable importance</text:p>
      <text:p text:style-name="P16"/>
      <text:p text:style-name="P14"><text:s text:c="20"/><text:span text:style-name="T2">Overall</text:span></text:p>
      <text:p text:style-name="P12"><text:soft-page-break/>leaf_width_cm <text:s text:c="6"/>100.000</text:p>
      <text:p text:style-name="P12">leaf_order_reverse <text:s text:c="2"/>40.986</text:p>
      <text:p text:style-name="P12">leaf_order <text:s text:c="11"/>9.496</text:p>
      <text:p text:style-name="P12">days_since_planting <text:s text:c="2"/>0.000</text:p>
      <text:p text:style-name="P23"/>
      <text:p text:style-name="P23"/>
      <text:p text:style-name="P27">2. Model leaf_length using width, etc.</text:p>
      <text:p text:style-name="P27"/>
      <text:p text:style-name="P26"/>
      <text:p text:style-name="P7"><text:bookmark text:name="rstudio_console_output14"/><text:span text:style-name="T7"><text:s/></text:span><text:bookmark text:name="rstudio_console_output16"/>varImp(rf_length)</text:p>
      <text:p text:style-name="P9">ranger variable importance</text:p>
      <text:p text:style-name="P16"/>
      <text:p text:style-name="P14"><text:s text:c="20"/><text:span text:style-name="T2">Overall</text:span></text:p>
      <text:p text:style-name="P12">leaf_order_reverse <text:s/>100.000</text:p>
      <text:p text:style-name="P12">leaf_width_cm <text:s text:c="7"/>87.511</text:p>
      <text:p text:style-name="P12">leaf_order <text:s text:c="10"/>39.720</text:p>
      <text:p text:style-name="P12">mean_width_cm <text:s text:c="8"/>1.274</text:p>
      <text:p text:style-name="P12">days_since_planting <text:s text:c="2"/>0.000</text:p>
      <text:p text:style-name="P13">&gt; # print(rf_length)</text:p>
      <text:p text:style-name="P13">&gt; plot(rf_length, metric = c('RMSE'))</text:p>
      <text:p text:style-name="P13">&gt; rf_length$bestTune</text:p>
      <text:p text:style-name="P10"><text:s text:c="3"/><text:span text:style-name="T2">mtry <text:s/>splitrule min.node.size</text:span></text:p>
      <text:p text:style-name="P12">11 <text:s text:c="3"/>2 extratrees <text:s text:c="12"/>1</text:p>
      <text:p text:style-name="P13">&gt; res &lt;- rf_length$results</text:p>
      <text:p text:style-name="P13">&gt; res[res$RMSE == min(res$RMSE),]</text:p>
      <text:p text:style-name="P10"><text:s text:c="3"/><text:span text:style-name="T2">mtry <text:s/>splitrule min.node.size <text:s text:c="4"/>RMSE <text:s/>Rsquared <text:s text:c="4"/>MAE <text:s text:c="2"/>RMSESD</text:span></text:p>
      <text:p text:style-name="P12">11 <text:s text:c="3"/>2 extratrees <text:s text:c="12"/>1 7.989411 0.8511446 5.98231 2.316173</text:p>
      <text:p text:style-name="P14"><text:s text:c="3"/><text:span text:style-name="T2">RsquaredSD <text:s text:c="3"/>MAESD</text:span></text:p>
      <text:p text:style-name="P12">11 0.06930728 1.203549</text:p>
      <text:p text:style-name="P6"/>
      <text:p text:style-name="P6"/>
      <text:p text:style-name="P26"/>
      <text:p text:style-name="P26"/>
      <text:p text:style-name="P28">3. Now, use predicted leaf length in leaf_area model</text:p>
      <text:p text:style-name="P30"/>
      <text:p text:style-name="P5"><text:bookmark text:name="rstudio_console_output17"/>varImp(rf_area)</text:p>
      <text:p text:style-name="P9">ranger variable importance</text:p>
      <text:p text:style-name="P16"/>
      <text:p text:style-name="P14"><text:s text:c="20"/><text:span text:style-name="T2">Overall</text:span></text:p>
      <text:p text:style-name="P12">leaf_length_pred <text:s text:c="3"/>100.000</text:p>
      <text:p text:style-name="P12">leaf_width_cm <text:s text:c="7"/>52.108</text:p>
      <text:p text:style-name="P12">leaf_order_reverse <text:s text:c="3"/>5.957</text:p>
      <text:p text:style-name="P12">leaf_order <text:s text:c="11"/>2.636</text:p>
      <text:p text:style-name="P12">mean_width_cm <text:s text:c="8"/>1.005</text:p>
      <text:p text:style-name="P12">days_since_planting <text:s text:c="2"/>0.000</text:p>
      <text:p text:style-name="P13">&gt; # print(rf_area)</text:p>
      <text:p text:style-name="P13"><text:soft-page-break/>&gt; plot(rf_area, metric = c('RMSE'))</text:p>
      <text:p text:style-name="P13">&gt; rf_area$bestTune</text:p>
      <text:p text:style-name="P10"><text:s text:c="3"/><text:span text:style-name="T2">mtry <text:s/>splitrule min.node.size</text:span></text:p>
      <text:p text:style-name="P12">53 <text:s text:c="3"/>6 extratrees <text:s text:c="12"/>3</text:p>
      <text:p text:style-name="P13">&gt; res &lt;- rf_area$results</text:p>
      <text:p text:style-name="P13">&gt; res[res$RMSE == min(res$RMSE),]</text:p>
      <text:p text:style-name="P10"><text:s text:c="3"/><text:span text:style-name="T2">mtry <text:s/>splitrule min.node.size <text:s text:c="4"/>RMSE <text:s/>Rsquared <text:s text:c="5"/>MAE <text:s text:c="2"/>RMSESD</text:span></text:p>
      <text:p text:style-name="P12">53 <text:s text:c="3"/>6 extratrees <text:s text:c="12"/>3 48.16322 0.9504997 34.59864 10.99456</text:p>
      <text:p text:style-name="P14"><text:s text:c="3"/><text:span text:style-name="T2">RsquaredSD <text:s text:c="3"/>MAESD</text:span></text:p>
      <text:p text:style-name="P12">53 0.02548633 6.750351</text:p>
      <text:p text:style-name="P5"><text:span text:style-name="T2"/></text:p>
      <text:p text:style-name="P5"/>
      <text:p text:style-name="P5"/>
      <text:p text:style-name="P30"/>
      <text:p text:style-name="P30"/>
      <text:p text:style-name="P29">Now, comparing to a RF using the actual (measured) leaf lengths...</text:p>
      <text:p text:style-name="P32"/>
      <text:p text:style-name="P4"><text:bookmark text:name="rstudio_console_output12"/>varImp(rf_length)</text:p>
      <text:p text:style-name="P9">ranger variable importance</text:p>
      <text:p text:style-name="P16"/>
      <text:p text:style-name="P14"><text:s text:c="20"/><text:span text:style-name="T2">Overall</text:span></text:p>
      <text:p text:style-name="P12">leaf_length_cm <text:s text:c="5"/>100.000</text:p>
      <text:p text:style-name="P12">leaf_width_cm <text:s text:c="7"/>68.139</text:p>
      <text:p text:style-name="P12">leaf_order_reverse <text:s text:c="2"/>15.369</text:p>
      <text:p text:style-name="P12">leaf_order <text:s text:c="11"/>6.170</text:p>
      <text:p text:style-name="P12">mean_width_cm <text:s text:c="8"/>1.844</text:p>
      <text:p text:style-name="P12">days_since_planting <text:s text:c="2"/>1.729</text:p>
      <text:p text:style-name="P12">irrig_cummean <text:s text:c="8"/>0.000</text:p>
      <text:p text:style-name="P13">&gt; # print(rf_length)</text:p>
      <text:p text:style-name="P13">&gt; plot(rf_length, metric = c('RMSE'))</text:p>
      <text:p text:style-name="P13">&gt; rf_length$bestTune</text:p>
      <text:p text:style-name="P10"><text:s text:c="3"/><text:span text:style-name="T2">mtry <text:s/>splitrule min.node.size</text:span></text:p>
      <text:p text:style-name="P12">21 <text:s text:c="3"/>5 extratrees <text:s text:c="12"/>1</text:p>
      <text:p text:style-name="P13">&gt; res &lt;- rf_length$results</text:p>
      <text:p text:style-name="P13">&gt; res[res$RMSE == min(res$RMSE),]</text:p>
      <text:p text:style-name="P10"><text:s text:c="3"/><text:span text:style-name="T2">mtry <text:s/>splitrule min.node.size <text:s text:c="4"/>RMSE <text:s/>Rsquared <text:s text:c="5"/>MAE <text:s text:c="2"/>RMSESD</text:span></text:p>
      <text:p text:style-name="P12">21 <text:s text:c="3"/>5 extratrees <text:s text:c="12"/>1 48.05551 0.9499633 33.62394 13.01316</text:p>
      <text:p text:style-name="P14"><text:s text:c="3"/><text:span text:style-name="T2">RsquaredSD <text:s text:c="3"/>MAESD</text:span></text:p>
      <text:p text:style-name="P12">21 0.02932796 7.568148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32:13.410200297</meta:creation-date>
    <dc:date>2020-04-21T15:59:39.409101802</dc:date>
    <meta:editing-duration>PT30M44S</meta:editing-duration>
    <meta:editing-cycles>4</meta:editing-cycles>
    <meta:generator>LibreOffice/6.2.8.2$Linux_X86_64 LibreOffice_project/20$Build-2</meta:generator>
    <meta:document-statistic meta:table-count="2" meta:image-count="0" meta:object-count="0" meta:page-count="3" meta:paragraph-count="102" meta:word-count="331" meta:character-count="3200" meta:non-whitespace-character-count="2399"/>
  </office:meta>
</office:document-meta>
</file>